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dd16467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7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0" style:family="paragraph" style:parent-style-name="Standard">
      <style:text-properties officeooo:paragraph-rsid="0c8b5238"/>
    </style:style>
    <style:style style:name="P61" style:family="paragraph" style:parent-style-name="Standard">
      <style:text-properties officeooo:paragraph-rsid="0b0ddd8e"/>
    </style:style>
    <style:style style:name="P62" style:family="paragraph" style:parent-style-name="Standard">
      <style:text-properties officeooo:paragraph-rsid="0ca56a54"/>
    </style:style>
    <style:style style:name="P63" style:family="paragraph" style:parent-style-name="Standard">
      <style:text-properties officeooo:paragraph-rsid="04f68805"/>
    </style:style>
    <style:style style:name="P64" style:family="paragraph" style:parent-style-name="Standard">
      <style:text-properties officeooo:paragraph-rsid="0bad8f69"/>
    </style:style>
    <style:style style:name="P65" style:family="paragraph" style:parent-style-name="Standard">
      <style:text-properties officeooo:paragraph-rsid="0a0f7b62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0cc50ec9"/>
    </style:style>
    <style:style style:name="P68" style:family="paragraph" style:parent-style-name="Standard">
      <style:text-properties officeooo:paragraph-rsid="0cc5fe5b"/>
    </style:style>
    <style:style style:name="P69" style:family="paragraph" style:parent-style-name="Standard">
      <style:text-properties officeooo:paragraph-rsid="0ce3fa52"/>
    </style:style>
    <style:style style:name="P70" style:family="paragraph" style:parent-style-name="Standard">
      <style:text-properties officeooo:paragraph-rsid="0d09f881"/>
    </style:style>
    <style:style style:name="P71" style:family="paragraph" style:parent-style-name="Standard">
      <style:text-properties officeooo:paragraph-rsid="0d1ec96e"/>
    </style:style>
    <style:style style:name="P72" style:family="paragraph" style:parent-style-name="Standard">
      <style:text-properties officeooo:paragraph-rsid="0d5d07c4"/>
    </style:style>
    <style:style style:name="P73" style:family="paragraph" style:parent-style-name="Standard">
      <style:text-properties officeooo:paragraph-rsid="0d8c21b9"/>
    </style:style>
    <style:style style:name="P74" style:family="paragraph" style:parent-style-name="Standard">
      <style:text-properties officeooo:paragraph-rsid="0d72706e"/>
    </style:style>
    <style:style style:name="P75" style:family="paragraph" style:parent-style-name="Standard">
      <style:text-properties officeooo:paragraph-rsid="0dbec325"/>
    </style:style>
    <style:style style:name="P76" style:family="paragraph" style:parent-style-name="Standard">
      <style:text-properties officeooo:paragraph-rsid="0de414b5"/>
    </style:style>
    <style:style style:name="P77" style:family="paragraph" style:parent-style-name="Standard">
      <style:text-properties officeooo:paragraph-rsid="0dedec60"/>
    </style:style>
    <style:style style:name="P78" style:family="paragraph" style:parent-style-name="Standard">
      <style:text-properties officeooo:paragraph-rsid="0e03342d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051aee"/>
    </style:style>
    <style:style style:name="P81" style:family="paragraph" style:parent-style-name="Standard">
      <style:text-properties officeooo:paragraph-rsid="0e0bda5c"/>
    </style:style>
    <style:style style:name="P82" style:family="paragraph" style:parent-style-name="Standard">
      <style:text-properties officeooo:paragraph-rsid="0e2a40f4"/>
    </style:style>
    <style:style style:name="P83" style:family="paragraph" style:parent-style-name="Standard">
      <style:text-properties officeooo:paragraph-rsid="0e2f7716"/>
    </style:style>
    <style:style style:name="P84" style:family="paragraph" style:parent-style-name="Standard">
      <style:text-properties officeooo:paragraph-rsid="0e38fc62"/>
    </style:style>
    <style:style style:name="P85" style:family="paragraph" style:parent-style-name="Standard">
      <style:text-properties officeooo:paragraph-rsid="0e61c509"/>
    </style:style>
    <style:style style:name="P86" style:family="paragraph" style:parent-style-name="Standard">
      <style:text-properties officeooo:paragraph-rsid="0e66c33c"/>
    </style:style>
    <style:style style:name="P87" style:family="paragraph" style:parent-style-name="Standard">
      <style:text-properties officeooo:paragraph-rsid="0e66fd24"/>
    </style:style>
    <style:style style:name="P88" style:family="paragraph" style:parent-style-name="Standard">
      <style:text-properties officeooo:paragraph-rsid="0e671814"/>
    </style:style>
    <style:style style:name="P89" style:family="paragraph" style:parent-style-name="Standard">
      <style:text-properties officeooo:paragraph-rsid="0e82f1b0"/>
    </style:style>
    <style:style style:name="P90" style:family="paragraph" style:parent-style-name="Standard">
      <style:text-properties officeooo:paragraph-rsid="0e8aa5aa"/>
    </style:style>
    <style:style style:name="P91" style:family="paragraph" style:parent-style-name="Standard">
      <style:text-properties officeooo:rsid="0e8aa5aa" officeooo:paragraph-rsid="0e8aa5aa"/>
    </style:style>
    <style:style style:name="P92" style:family="paragraph" style:parent-style-name="Standard">
      <style:text-properties officeooo:paragraph-rsid="0e9fd222"/>
    </style:style>
    <style:style style:name="P93" style:family="paragraph" style:parent-style-name="Standard">
      <style:text-properties officeooo:paragraph-rsid="0eb9c424"/>
    </style:style>
    <style:style style:name="P94" style:family="paragraph" style:parent-style-name="Footnote">
      <style:text-properties officeooo:paragraph-rsid="0d4c0055"/>
    </style:style>
    <style:style style:name="P95" style:family="paragraph" style:parent-style-name="Footnote">
      <style:text-properties officeooo:rsid="043ccc66" officeooo:paragraph-rsid="0e849f1d"/>
    </style:style>
    <style:style style:name="P96" style:family="paragraph" style:parent-style-name="Footnote">
      <style:text-properties officeooo:rsid="043ccc66" officeooo:paragraph-rsid="0ec8cada"/>
    </style:style>
    <style:style style:name="P97" style:family="paragraph" style:parent-style-name="Footnote">
      <style:text-properties officeooo:paragraph-rsid="0e927a73"/>
    </style:style>
    <style:style style:name="P9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9" style:family="paragraph" style:parent-style-name="Standard">
      <style:text-properties officeooo:rsid="0ec19879" officeooo:paragraph-rsid="0ec19879"/>
    </style:style>
    <style:style style:name="P100" style:family="paragraph" style:parent-style-name="Standard">
      <style:text-properties officeooo:paragraph-rsid="0ec19879"/>
    </style:style>
    <style:style style:name="P10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2" style:family="paragraph" style:parent-style-name="Standard">
      <style:text-properties officeooo:paragraph-rsid="0ec22dd8"/>
    </style:style>
    <style:style style:name="P103" style:family="paragraph" style:parent-style-name="Standard">
      <style:text-properties officeooo:paragraph-rsid="0ecb810d"/>
    </style:style>
    <style:style style:name="P104" style:family="paragraph" style:parent-style-name="Standard">
      <style:text-properties officeooo:paragraph-rsid="0ecd4bf5"/>
    </style:style>
    <style:style style:name="P10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0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0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f7a536"/>
    </style:style>
    <style:style style:name="P108" style:family="paragraph" style:parent-style-name="Footnote">
      <style:text-properties officeooo:paragraph-rsid="0ef8320a"/>
    </style:style>
    <style:style style:name="P109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4" style:family="paragraph" style:parent-style-name="Standard">
      <style:text-properties officeooo:paragraph-rsid="0eff0317"/>
    </style:style>
    <style:style style:name="P115" style:family="paragraph" style:parent-style-name="Standard">
      <style:text-properties officeooo:paragraph-rsid="0eff0b7c"/>
    </style:style>
    <style:style style:name="P11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1" style:family="text">
      <style:text-properties style:font-name="Liberation Sans" officeooo:rsid="047fb57c"/>
    </style:style>
    <style:style style:name="T22" style:family="text">
      <style:text-properties style:font-name="Liberation Sans" officeooo:rsid="047da547"/>
    </style:style>
    <style:style style:name="T23" style:family="text">
      <style:text-properties style:font-name="Liberation Sans" fo:font-size="10pt" style:font-size-asian="10pt" style:font-size-complex="10pt"/>
    </style:style>
    <style:style style:name="T24" style:family="text">
      <style:text-properties style:font-name="Liberation Sans" fo:font-size="10pt" officeooo:rsid="0db4d737" style:font-size-asian="10pt" style:font-size-complex="10pt"/>
    </style:style>
    <style:style style:name="T25" style:family="text">
      <style:text-properties style:font-name="Liberation Sans" fo:font-size="10pt" officeooo:rsid="0db5d4ba" style:font-size-asian="10pt" style:font-size-complex="10pt"/>
    </style:style>
    <style:style style:name="T26" style:family="text">
      <style:text-properties fo:language="nl" fo:country="NL" style:language-asian="nl" style:country-asian="NL"/>
    </style:style>
    <style:style style:name="T27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30" style:family="text">
      <style:text-properties officeooo:rsid="02f99a6c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935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cb07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1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6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1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4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5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6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2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e576c58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e4c0a6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ef60a1c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7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8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9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0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31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2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4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5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6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7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style:font-size-asian="12pt" style:font-size-complex="12pt"/>
    </style:style>
    <style:style style:name="T33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40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41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42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43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44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45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46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47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48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49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50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51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52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53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55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56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57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58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7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loext:opacity="0%" style:font-name="Liberation Sans" officeooo:rsid="047da547"/>
    </style:style>
    <style:style style:name="T37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8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5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6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7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0" style:family="text">
      <style:text-properties style:use-window-font-color="true" loext:opacity="0%" style:font-name="Liberation Sans" fo:font-size="12pt" style:font-size-asian="12pt" style:font-size-complex="12pt"/>
    </style:style>
    <style:style style:name="T401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2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3" style:family="text">
      <style:text-properties officeooo:rsid="04473353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officeooo:rsid="0e59b6fb" style:font-weight-asian="bold" style:font-weight-complex="bold"/>
    </style:style>
    <style:style style:name="T406" style:family="text">
      <style:text-properties officeooo:rsid="0aace3cd"/>
    </style:style>
    <style:style style:name="T407" style:family="text">
      <style:text-properties fo:font-size="10pt" style:font-size-asian="10pt" style:font-size-complex="10pt"/>
    </style:style>
    <style:style style:name="T408" style:family="text">
      <style:text-properties officeooo:rsid="0394a435"/>
    </style:style>
    <style:style style:name="T409" style:family="text">
      <style:text-properties officeooo:rsid="0b668458"/>
    </style:style>
    <style:style style:name="T410" style:family="text">
      <style:text-properties officeooo:rsid="0c125172"/>
    </style:style>
    <style:style style:name="T41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1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3" style:family="text">
      <style:text-properties officeooo:rsid="0cf7e116"/>
    </style:style>
    <style:style style:name="T414" style:family="text">
      <style:text-properties officeooo:rsid="0b952edb"/>
    </style:style>
    <style:style style:name="T415" style:family="text">
      <style:text-properties loext:padding="0.049cm" loext:border="0.31pt solid #000000"/>
    </style:style>
    <style:style style:name="T416" style:family="text">
      <style:text-properties officeooo:rsid="0ec3cb48"/>
    </style:style>
    <style:style style:name="T417" style:family="text">
      <style:text-properties officeooo:rsid="0ec42890"/>
    </style:style>
    <style:style style:name="T418" style:family="text">
      <style:text-properties officeooo:rsid="0ec6fcb2"/>
    </style:style>
    <style:style style:name="T419" style:family="text">
      <style:text-properties officeooo:rsid="0e3b8d4d"/>
    </style:style>
    <style:style style:name="T420" style:family="text">
      <style:text-properties officeooo:rsid="0e3cac9e"/>
    </style:style>
    <style:style style:name="T421" style:family="text">
      <style:text-properties officeooo:rsid="0eef9ccc"/>
    </style:style>
    <style:style style:name="T422" style:family="text">
      <style:text-properties officeooo:rsid="0e5e443a"/>
    </style:style>
    <style:style style:name="T423" style:family="text">
      <style:text-properties officeooo:rsid="0efc0412"/>
    </style:style>
    <style:style style:name="T424" style:family="text">
      <style:text-properties officeooo:rsid="0efc9c1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<text:span text:style-name="T282">C</text:span><text:span text:style-name="T281">hecklist voor </text:span><text:span text:style-name="T283">de installatie</text:span><text:span text:style-name="T281"> van </text:span><text:reference-mark-start text:name="Distributie"/><text:span text:style-name="T284">Debian</text:span><text:reference-mark-end text:name="Distributie"/><text:span text:style-name="T285"> </text:span><text:span text:style-name="T286">GNU/Linux </text:span><text:reference-mark-start text:name="Versie"/><text:span text:style-name="T284">1</text:span><text:span text:style-name="T287">1</text:span><text:reference-mark-end text:name="Versie"/><text:span text:style-name="Strong_20_Emphasis"><text:span text:style-name="T321"> </text:span></text:span><text:span text:style-name="Strong_20_Emphasis"><text:span text:style-name="T322">LTS</text:span></text:span><text:span text:style-name="T288"><text:note text:id="ftn1" text:note-class="footnote"><text:note-citation>1</text:note-citation><text:note-body><text:p text:style-name="P29"><text:span text:style-name="T408">Deze versie heeft codenaam </text:span><text:span text:style-name="T358">B</text:span><text:span text:style-name="T359">ullseye</text:span><text:span text:style-name="T409"> </text:span><text:span text:style-name="T410">(</text:span><text:span text:style-name="T359">bullseye</text:span><text:span text:style-name="T410">)</text:span><text:span text:style-name="T409"> </text:span><text:span text:style-name="T360">en is een zogenaamde LTS-versie (</text:span><text:span text:style-name="T361">LTS=</text:span><text:span text:style-name="T360">Long-Term Support, langetermijnondersteuning). <text:s/></text:span><text:span text:style-name="T362">Deze</text:span><text:span text:style-name="T360"> LTS-versie versch</text:span><text:span text:style-name="T362">een </text:span><text:span text:style-name="T363">in </text:span><text:span text:style-name="T364">augustus</text:span><text:span text:style-name="T360"> 20</text:span><text:span text:style-name="T364">2</text:span><text:span text:style-name="T362">1</text:span><text:span text:style-name="T360"> en wordt </text:span><text:span text:style-name="T368">standaard </text:span><text:span text:style-name="T360">vanaf vrijgave </text:span><text:span text:style-name="T363">vijf</text:span><text:span text:style-name="T360"> jaar ondersteund</text:span><text:span text:style-name="T365"> </text:span><text:span text:style-name="T360">(</text:span><text:span text:style-name="T366">updates </text:span><text:span text:style-name="T360">tot </text:span><text:span text:style-name="T364">augustus</text:span><text:span text:style-name="T362"> </text:span><text:span text:style-name="T360">202</text:span><text:span text:style-name="T364">6</text:span><text:span text:style-name="T365">)</text:span><text:span text:style-name="T367">.</text:span></text:p></text:note-body></text:note></text:span><text:span text:style-name="T289"> </text:span><text:reference-mark-start text:name="Editie"/><text:span text:style-name="T290">desktop</text:span><text:reference-mark-end text:name="Editie"/><text:span text:style-name="T291">.</text:span></text:p>
      <text:p text:style-name="P4"/>
      <text:p text:style-name="Standard"><text:span text:style-name="T40">Kijk op</text:span><text:span text:style-name="T313"> </text:span><text:a xlink:type="simple" xlink:href="https://karelzimmer.nl/" text:style-name="Internet_20_link" text:visited-style-name="Visited_20_Internet_20_Link"><text:span text:style-name="T11">karelzimmer.nl</text:span></text:a><text:span text:style-name="T313"> </text:span><text:span text:style-name="T371">voor</text:span><text:span text:style-name="T372"> </text:span><text:span text:style-name="T373">deze en andere </text:span><text:span text:style-name="T41">checklists, scripts, </text:span><text:span text:style-name="T42">en informatie</text:span><text:span text:style-name="T41">.</text:span></text:p>
      <text:p text:style-name="P4"/>
      <text:p text:style-name="P4"><text:span text:style-name="T32">D</text:span><text:span text:style-name="T31">it is een invulbare PD</text:span><text:span text:style-name="T33">F</text:span><text:span text:style-name="T31"> met tekst- en keuzevakken; </text:span><text:span text:style-name="T34">a</text:span><text:span text:style-name="T31">fdrukken is niet noodzakelijk.</text:span></text:p>
      <text:p text:style-name="P38"/>
      <text:p text:style-name="P37"><text:span text:style-name="T1">V</text:span><text:span text:style-name="T21">ul de waarden in het tekstvak achter de </text:span><text:span text:style-name="Definition"><text:span text:style-name="T10">schuingedrukte</text:span></text:span><text:span text:style-name="T1"> </text:span><text:span text:style-name="T22">woorden </text:span><text:span text:style-name="T374">(zie toelichting)</text:span><text:span text:style-name="T22">:</text:span></text:p>
      <text:p text:style-name="P32"><text:span text:style-name="Definition"><text:span text:style-name="T376">g</text:span></text:span><text:span text:style-name="Definition"><text:span text:style-name="T375">ebruiker</text:span></text:span><text:span text:style-name="Definition"><text:span text:style-name="T380"><text:tab/><text:tab/></text:span></text:span><text:span text:style-name="Definition"><text:span text:style-name="T400"> <text:tab/><text:tab/></text:span></text:span><text:span text:style-name="T381"><draw:control text:anchor-type="as-char" svg:y="-0.429cm" draw:z-index="11" draw:name="Gebruiker" draw:style-name="gr2" draw:text-style-name="P117" svg:width="6.061cm" svg:height="0.6cm" draw:control="control12"><svg:title>Gebruiker</svg:title><svg:desc>Volledige naam, bijv. Jan Stek</svg:desc></draw:control></text:span><text:span text:style-name="T381"><text:tab/></text:span><text:span text:style-name="T382">(</text:span><text:span text:style-name="T377">volledige naam, bijv. </text:span><text:span text:style-name="T395">J</text:span><text:span text:style-name="T396">a</text:span><text:span text:style-name="T395">n </text:span><text:span text:style-name="T396">Jansen</text:span><text:span text:style-name="T378">)</text:span></text:p>
      <text:p text:style-name="Standard"><text:span text:style-name="Definition"><text:span text:style-name="T376">g</text:span></text:span><text:span text:style-name="Definition"><text:span text:style-name="T375">ebruikersnaam<text:tab/></text:span></text:span><text:span text:style-name="Definition"><text:span text:style-name="T375"><draw:control text:anchor-type="as-char" svg:y="-0.429cm" draw:z-index="12" draw:name="Gberuikersnaam" draw:style-name="gr2" draw:text-style-name="P117" svg:width="6.061cm" svg:height="0.6cm" draw:control="control13"><svg:title>Gebruikersnaam</svg:title><svg:desc>Korte naam, bijv. jan</svg:desc></draw:control></text:span></text:span><text:span text:style-name="Definition"><text:span text:style-name="T375"><text:tab/></text:span></text:span><text:span text:style-name="T12">(korte naam, bijv. </text:span><text:span text:style-name="T310">j</text:span><text:span text:style-name="T311">a</text:span><text:span text:style-name="T310">n</text:span><text:span text:style-name="T12">)</text:span></text:p>
      <text:p text:style-name="P31"><text:span text:style-name="Definition"><text:span text:style-name="T384">c</text:span></text:span><text:span text:style-name="Definition"><text:span text:style-name="T383">omputernaam<text:tab/><text:tab/></text:span></text:span><text:span text:style-name="Definition"><text:span text:style-name="T381"><draw:control text:anchor-type="as-char" svg:y="-0.429cm" draw:z-index="13" draw:name="Computernaam" draw:style-name="gr2" draw:text-style-name="P117" svg:width="6.061cm" svg:height="0.6cm" draw:control="control14"><svg:title>Computernaam</svg:title><svg:desc>Unieke naam van de computer</svg:desc></draw:control></text:span></text:span><text:span text:style-name="Definition"><text:span text:style-name="T381"><text:tab/></text:span></text:span><text:span text:style-name="Definition"><text:span text:style-name="T387">(</text:span></text:span><text:span text:style-name="Definition"><text:span text:style-name="T388">naam van de compute</text:span></text:span><text:span text:style-name="Definition"><text:span text:style-name="T389">r, </text:span></text:span><text:span text:style-name="Definition"><text:span text:style-name="T390">bijv. p</text:span></text:span><text:span text:style-name="Definition"><text:span text:style-name="T391">c02</text:span></text:span><text:span text:style-name="Definition"><text:span text:style-name="T387">)</text:span></text:span></text:p>
      <text:p text:style-name="P31"><text:span text:style-name="Definition"><text:span text:style-name="T376">o</text:span></text:span><text:span text:style-name="Definition"><text:span text:style-name="T375">pstartmenu</text:span></text:span><text:span text:style-name="Definition"><text:span text:style-name="T381"><text:tab/><text:tab/><text:tab/></text:span></text:span><text:span text:style-name="Definition"><text:span text:style-name="T381"><draw:control text:anchor-type="as-char" svg:y="-0.429cm" draw:z-index="14" draw:name="Opstartmenu" draw:style-name="gr2" draw:text-style-name="P117" svg:width="6.061cm" svg:height="0.6cm" draw:control="control15"><svg:title>Opstartmenu</svg:title><svg:desc>Toets voor het opstartmenu ("bootmenu")</svg:desc></draw:control></text:span></text:span><text:span text:style-name="Definition"><text:span text:style-name="T381"><text:tab/></text:span></text:span><text:span text:style-name="Definition"><text:span text:style-name="T387">(</text:span></text:span><text:span text:style-name="Definition"><text:span text:style-name="T388">to</text:span></text:span><text:span text:style-name="Definition"><text:span text:style-name="T392">ets voor het opstartmedium</text:span></text:span><text:span text:style-name="Definition"><text:span text:style-name="T393">)</text:span></text:span></text:p>
      <text:p text:style-name="P31"><text:span text:style-name="Definition"><text:span text:style-name="T385">i</text:span></text:span><text:span text:style-name="Definition"><text:span text:style-name="T386">nstellingen</text:span></text:span><text:span text:style-name="T387"><text:tab/> <text:tab/><text:tab/></text:span><text:span text:style-name="T387"><draw:control text:anchor-type="as-char" svg:y="-0.429cm" draw:z-index="10" draw:name="Instellingen" draw:style-name="gr2" draw:text-style-name="P117" svg:width="6.061cm" svg:height="0.6cm" draw:control="control11"><svg:title>Instellingen</svg:title><svg:desc>Toets voor het BIOS/UEFI-scherm ("setup")</svg:desc></draw:control></text:span><text:span text:style-name="T387"><text:tab/>(</text:span><text:span text:style-name="T388">toets voor het BIOS/UEFI-scherm</text:span><text:span text:style-name="T387">)</text:span></text:p>
      <text:p text:style-name="P34"><text:span text:style-name="Definition"><text:span text:style-name="T398">g</text:span></text:span><text:span text:style-name="Definition"><text:span text:style-name="T397">ebruiker</text:span></text:span><text:span text:style-name="Definition"><text:span text:style-name="T399">2</text:span></text:span><text:span text:style-name="Definition"><text:span text:style-name="T380"><text:tab/></text:span></text:span><text:span text:style-name="Definition"><text:span text:style-name="T400"> <text:tab/><text:tab/></text:span></text:span><text:span text:style-name="T381"><draw:control text:anchor-type="as-char" svg:y="-0.429cm" draw:z-index="26" draw:name="Gebruiker 1" draw:style-name="gr2" draw:text-style-name="P117" svg:width="6.061cm" svg:height="0.6cm" draw:control="control27"><svg:title>Gebruiker</svg:title><svg:desc>Volledige naam, bijv. Jan Stek</svg:desc></draw:control></text:span><text:span text:style-name="T381"><text:tab/></text:span><text:span text:style-name="T382">(</text:span><text:span text:style-name="T377">volledige naam </text:span><text:span text:style-name="T379">evt. 2</text:span><text:span text:style-name="T401">e</text:span><text:span text:style-name="T379"> gebruiker</text:span><text:span text:style-name="T378">)</text:span></text:p>
      <text:p text:style-name="P104"><text:span text:style-name="Definition"><text:span text:style-name="T398">g</text:span></text:span><text:span text:style-name="Definition"><text:span text:style-name="T397">ebruikersnaam</text:span></text:span><text:span text:style-name="Definition"><text:span text:style-name="T399">2</text:span></text:span><text:span text:style-name="Definition"><text:span text:style-name="T375"><text:tab/></text:span></text:span><text:span text:style-name="Definition"><text:span text:style-name="T375"><draw:control text:anchor-type="as-char" svg:y="-0.429cm" draw:z-index="27" draw:name="Gberuikersnaam 1" draw:style-name="gr2" draw:text-style-name="P117" svg:width="6.061cm" svg:height="0.6cm" draw:control="control28"><svg:title>Gebruikersnaam</svg:title><svg:desc>Korte naam, bijv. jan</svg:desc></draw:control></text:span></text:span><text:span text:style-name="Definition"><text:span text:style-name="T375"><text:tab/></text:span></text:span><text:span text:style-name="T12">(korte naam</text:span><text:span text:style-name="T312"> </text:span><text:span text:style-name="T394">evt. 2</text:span><text:span text:style-name="T402">e</text:span><text:span text:style-name="T394"> gebruiker</text:span><text:span text:style-name="T12">)</text:span></text:p>
      <text:p text:style-name="P34"><text:span text:style-name="T298">Vervang </text:span><text:span text:style-name="Definition"><text:span text:style-name="T14">schuingedrukte</text:span></text:span><text:span text:style-name="T298"> </text:span><text:span text:style-name="T299">woorden </text:span><text:span text:style-name="T298">in deze checklist door </text:span><text:span text:style-name="T299">boven</text:span><text:span text:style-name="T298">staande waarden.</text:span></text:p>
      <text:p text:style-name="P39"/>
      <text:p text:style-name="P33"><text:span text:style-name="Strong_20_Emphasis"><text:span text:style-name="T306"/></text:span></text:p>
      <text:p text:style-name="P35"><text:span text:style-name="T308">Nog niet op Linux?</text:span><text:span text:style-name="T300"><text:tab/></text:span><text:span text:style-name="T303"><text:tab/></text:span><text:span text:style-name="T304">G</text:span><text:span text:style-name="T297">ebruik </text:span><text:span text:style-name="Strong_20_Emphasis"><text:span text:style-name="T309">Checklist migratie</text:span></text:span><text:span text:style-name="T297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301"> onder </text:span><text:span text:style-name="T307">Linux</text:span><text:span text:style-name="T302">.</text:span></text:p>
      <text:p text:style-name="P23"><text:span text:style-name="T279">Nieuwe installatie?</text:span><text:span text:style-name="T274"><text:tab/></text:span><text:span text:style-name="T276"></text:span><text:span text:style-name="T278"><text:tab/></text:span><text:span text:style-name="T277">B</text:span><text:span text:style-name="T274">egin bij hoofdstuk </text:span><text:span text:style-name="T279"><text:bookmark-ref text:reference-format="page" text:ref-name="__RefNumPara__4009_1271708128">2</text:bookmark-ref></text:span><text:span text:style-name="T279"><text:s text:c="2"/></text:span><text:span text:style-name="T280"><text:bookmark-ref text:reference-format="text" text:ref-name="__RefNumPara__4009_1271708128">Installatie uitvoeren</text:bookmark-ref></text:span><text:span text:style-name="T275">.</text:span></text:p>
      <text:p text:style-name="P30"><text:span text:style-name="Strong_20_Emphasis"><text:span text:style-name="T305"/></text:span></text:p>
      <text:list xml:id="list1929265199" text:style-name="L1">
        <text:list-item>
          <text:p text:style-name="P110"><text:bookmark-start text:name="__RefNumPara__4083_1271708128"/>Installatie voorbereide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2"><text:span text:style-name="Strong_20_Emphasis"><text:span text:style-name="T68"><text:s/></text:span></text:span><text:span text:style-name="Strong_20_Emphasis"><text:span text:style-name="T125"><draw:control text:anchor-type="as-char" draw:z-index="25" draw:name="Vorm 1" draw:style-name="gr1" draw:text-style-name="P116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1">Leg Wi<text:span text:style-name="T416">F</text:span>i-<text:span text:style-name="T417">gegevens vast zoals de naam v</text:span><text:span text:style-name="T418">a</text:span><text:span text:style-name="T417">n het netwerk (SSID) en wachtwoord</text:span><text:span text:style-name="Strong_20_Emphasis"><text:span text:style-name="T124"><text:note text:id="ftn2" text:note-class="footnote"><text:note-citation>2</text:note-citation><text:note-body><text:p text:style-name="P96"><text:span text:style-name="User_20_Entry"><text:span text:style-name="T226">Bijv. </text:span></text:span><text:span text:style-name="User_20_Entry"><text:span text:style-name="T225">met </text:span></text:span><text:span text:style-name="User_20_Entry"><text:span text:style-name="T252">Terminalvenster</text:span></text:span><text:span text:style-name="User_20_Entry"><text:span text:style-name="T224"> </text:span></text:span><text:span text:style-name="User_20_Entry"><text:span text:style-name="T226">opdracht</text:span></text:span><text:span text:style-name="User_20_Entry"><text:span text:style-name="T224">: </text:span></text:span><text:span text:style-name="User_20_Entry"><text:span text:style-name="T271">sudo </text:span></text:span><text:span text:style-name="User_20_Entry"><text:span text:style-name="T273">more</text:span></text:span><text:span text:style-name="User_20_Entry"><text:span text:style-name="T271"> </text:span></text:span><text:span text:style-name="User_20_Entry"><text:span text:style-name="T272">/etc/NetworkManager/system-connections/</text:span></text:span><text:span text:style-name="User_20_Entry"><text:span text:style-name="T271">*</text:span></text:span></text:p></text:note-body></text:note></text:span></text:span><text:span text:style-name="Strong_20_Emphasis"><text:span text:style-name="T124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98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7"><text:span text:style-name="Strong_20_Emphasis"><text:span text:style-name="T68"><text:s/></text:span></text:span><text:span text:style-name="Strong_20_Emphasis"><text:span text:style-name="T125"><draw:control text:anchor-type="as-char" draw:z-index="0" draw:name="Vorm3" draw:style-name="gr1" draw:text-style-name="P11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8"><text:span text:style-name="Strong_20_Emphasis"><text:span text:style-name="T68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69"><text:note text:id="ftn3" text:note-class="footnote"><text:note-citation>3</text:note-citation><text:note-body><text:p text:style-name="P27"><text:span text:style-name="T262">E</text:span><text:span text:style-name="T263">v</text:span><text:span text:style-name="T264">en</text:span><text:span text:style-name="T266">t</text:span><text:span text:style-name="T267">uele </text:span><text:span text:style-name="T268">extra </text:span><text:span text:style-name="T270">gebruiker</text:span><text:span text:style-name="T268">s aanmelden </text:span><text:span text:style-name="T269">en dezelfde stappen uitvoeren</text:span><text:span text:style-name="T265">.</text:span></text:p></text:note-body></text:note></text:span></text:span><text:span text:style-name="Strong_20_Emphasis"><text:span text:style-name="T69">.</text:span></text:span></text:p>
          </table:table-cell>
        </table:table-row>
        <table:table-row table:style-name="TableLine94102380580064">
          <table:table-cell table:style-name="_31_._5f_Installatie_5f_voorbereiden.A1" office:value-type="string">
            <text:p text:style-name="P60"><text:span text:style-name="Strong_20_Emphasis"><text:span text:style-name="T68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102380580352">
          <table:table-cell table:style-name="_31_._5f_Installatie_5f_voorbereiden.A1" office:value-type="string">
            <text:p text:style-name="P67"><text:span text:style-name="Strong_20_Emphasis"><text:span text:style-name="T68"><text:s/></text:span></text:span><text:span text:style-name="Strong_20_Emphasis"><text:span text:style-name="T125"><draw:control text:anchor-type="as-char" draw:z-index="15" draw:name="Vorm4" draw:style-name="gr1" draw:text-style-name="P116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114"><text:span text:style-name="Strong_20_Emphasis"><text:span text:style-name="T68">Installeer </text:span></text:span><text:span text:style-name="Strong_20_Emphasis"><text:span text:style-name="T119">pakket kz </text:span></text:span><text:span text:style-name="Strong_20_Emphasis"><text:span text:style-name="T121">van Karel Zimmer </text:span></text:span><text:span text:style-name="Strong_20_Emphasis"><text:span text:style-name="T119">met </text:span></text:span><text:span text:style-name="Strong_20_Emphasis"><text:span text:style-name="T121">Linux documenten</text:span></text:span><text:span text:style-name="Strong_20_Emphasis"><text:span text:style-name="T120"> en </text:span></text:span><text:span text:style-name="Strong_20_Emphasis"><text:span text:style-name="T118">scripts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4" text:note-class="footnote"><text:note-citation>4</text:note-citation><text:note-body><text:p text:style-name="P24"><text:span text:style-name="T292">De </text:span><text:span text:style-name="T293">Super</text:span><text:span text:style-name="T292">-toets is de Windows</text:span><text:span text:style-name="T294">-</text:span><text:span text:style-name="T295">toets</text:span><text:span text:style-name="T292">, </text:span><text:span text:style-name="T294">C</text:span><text:span text:style-name="T292">ommand-</text:span><text:span text:style-name="T295">toets</text:span><text:span text:style-name="T292">, of </text:span><text:span text:style-name="T294">V</text:span><text:span text:style-name="T292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6">ter</text:span></text:span><text:span text:style-name="Strong_20_Emphasis"><text:span text:style-name="T157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8">Terminalvenster</text:span></text:span><text:span text:style-name="Strong_20_Emphasis"><text:span text:style-name="T79">.</text:span></text:span><text:span text:style-name="Strong_20_Emphasis"><text:span text:style-name="T76"> </text:span></text:span></text:p>
          </table:table-cell>
        </table:table-row>
        <table:table-row table:style-name="TableLine94102380580640">
          <table:table-cell table:style-name="_31_._5f_Installatie_5f_voorbereiden.A1" office:value-type="string">
            <text:p text:style-name="P71"><text:span text:style-name="Strong_20_Emphasis"><text:span text:style-name="T68"/></text:span></text:p>
          </table:table-cell>
          <table:table-cell table:style-name="_31_._5f_Installatie_5f_voorbereiden.A1" office:value-type="string">
            <text:p text:style-name="P75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81">z</text:span></text:span><text:span text:style-name="Strong_20_Emphasis"><text:span text:style-name="T76">e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5">sudo</text:span></text:span><text:span text:style-name="User_20_Entry"><text:span text:style-name="T36"> </text:span></text:span><text:span text:style-name="User_20_Entry"><text:span text:style-name="T35">apt install wget</text:span></text:span></text:p>
            <text:p text:style-name="P75"><text:span text:style-name="User_20_Entry"><text:span text:style-name="T36">wget karelzimmer.nl/</text:span></text:span><text:span text:style-name="User_20_Entry"><text:span text:style-name="T37">kz</text:span></text:span><text:span text:style-name="User_20_Entry"><text:span text:style-name="T36"><text:line-break/>bash </text:span></text:span><text:span text:style-name="User_20_Entry"><text:span text:style-name="T37">kz</text:span></text:span></text:p>
          </table:table-cell>
        </table:table-row>
        <table:table-row table:style-name="TableLine9410238058092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1"><text:span text:style-name="T3">V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10238058121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102380581504">
          <table:table-cell table:style-name="_31_._5f_Installatie_5f_voorbereiden.A1" office:value-type="string">
            <text:p text:style-name="P67"><text:span text:style-name="Strong_20_Emphasis"><text:span text:style-name="T68"><text:s/></text:span></text:span><text:span text:style-name="Strong_20_Emphasis"><text:span text:style-name="T125"><draw:control text:anchor-type="as-char" draw:z-index="1" draw:name="Vorm6" draw:style-name="gr1" draw:text-style-name="P11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2">Bereid de installatie voor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85">druk </text:span></text:span><text:span text:style-name="Strong_20_Emphasis"><text:span text:style-name="T86">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38"><text:note-ref text:note-class="footnote" text:reference-format="text" text:ref-name="ftn4">4</text:note-ref></text:span></text:span><text:span text:style-name="Strong_20_Emphasis"><text:span text:style-name="T72">, </text:span></text:span><text:span text:style-name="Strong_20_Emphasis"><text:span text:style-name="T88">t</text:span></text:span><text:span text:style-name="Strong_20_Emphasis"><text:span text:style-name="T75">yp </text:span></text:span><text:span text:style-name="Strong_20_Emphasis"><text:span text:style-name="T159">men</text:span></text:span><text:span text:style-name="Strong_20_Emphasis"><text:span text:style-name="T160">u</text:span></text:span><text:span text:style-name="Strong_20_Emphasis"><text:span text:style-name="T73"> </text:span></text:span><text:span text:style-name="Strong_20_Emphasis"><text:span text:style-name="T89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</text:span></text:span><text:span text:style-name="Strong_20_Emphasis"><text:span text:style-name="T126"> </text:span></text:span><text:span text:style-name="Strong_20_Emphasis"><text:span text:style-name="T185">Installatiem</text:span></text:span><text:span text:style-name="Strong_20_Emphasis"><text:span text:style-name="T186">enu</text:span></text:span><text:span text:style-name="Strong_20_Emphasis"><text:span text:style-name="T86">.</text:span></text:span></text:p>
          </table:table-cell>
        </table:table-row>
        <table:table-row table:style-name="TableLine94102380581792">
          <table:table-cell table:style-name="_31_._5f_Installatie_5f_voorbereiden.A1" office:value-type="string">
            <text:p text:style-name="P67"><text:span text:style-name="Strong_20_Emphasis"><text:span text:style-name="T68"/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90">K</text:span></text:span><text:span text:style-name="Strong_20_Emphasis"><text:span text:style-name="T91">ie</text:span></text:span><text:span text:style-name="Strong_20_Emphasis"><text:span text:style-name="T92">s</text:span></text:span><text:span text:style-name="Strong_20_Emphasis"><text:span text:style-name="T84"> </text:span></text:span><text:span text:style-name="Strong_20_Emphasis"><text:span text:style-name="T187">1</text:span></text:span><text:span text:style-name="Strong_20_Emphasis"><text:span text:style-name="T188"> </text:span></text:span><text:span text:style-name="Strong_20_Emphasis"><text:span text:style-name="T189">In</text:span></text:span><text:span text:style-name="Strong_20_Emphasis"><text:span text:style-name="T178">stallatie voorberei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95">v</text:span></text:span><text:span text:style-name="Strong_20_Emphasis"><text:span text:style-name="T84">olg de aanwijzingen op het scherm.</text:span></text:span></text:p>
          </table:table-cell>
        </table:table-row>
      </table:table>
      <text:p text:style-name="P42"/>
      <text:list xml:id="list203017736500001" text:continue-numbering="true" text:style-name="L1">
        <text:list-item>
          <text:p text:style-name="P111"><text:bookmark-start text:name="__RefNumPara__4009_1271708128"/>Installatie uitvoeren<text:bookmark-end text:name="__RefNumPara__4009_1271708128"/></text:p>
        </text:list-item>
      </text:list>
      <text:p text:style-name="P4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102380470112">
          <table:table-cell table:style-name="_32_._5f_Installatie_5f_uitvoeren.A1" office:value-type="string">
            <text:p text:style-name="P67"><text:span text:style-name="Strong_20_Emphasis"><text:span text:style-name="T68"><text:s/></text:span></text:span><text:span text:style-name="Strong_20_Emphasis"><text:span text:style-name="T125"><draw:control text:anchor-type="as-char" draw:z-index="2" draw:name="Vorm9" draw:style-name="gr1" draw:text-style-name="P11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7"><text:span text:style-name="T338">Start de computer op vanaf </text:span><text:span text:style-name="T339">een </text:span><text:span text:style-name="T339"><text:reference-ref text:reference-format="text" text:ref-name="Distributie">Debian</text:reference-ref></text:span><text:span text:style-name="T339"><text:s/></text:span><text:span text:style-name="Strong_20_Emphasis"><text:span text:style-name="T314"><text:reference-ref text:reference-format="text" text:ref-name="Versie">11</text:reference-ref></text:span></text:span><text:span text:style-name="Strong_20_Emphasis"><text:span text:style-name="T314"><text:s/></text:span></text:span><text:span text:style-name="T340">(</text:span><text:span text:style-name="T341">Live</text:span><text:span text:style-name="T214"><text:note text:id="ftn5" text:note-class="footnote"><text:note-citation>1</text:note-citation><text:note-body><text:p text:style-name="P28"><text:span text:style-name="T403">Vanaf ee</text:span>n Live <text:span text:style-name="T406">USB-stick </text:span><text:span text:style-name="T421">(</text:span><text:span text:style-name="T406">of </text:span><text:span text:style-name="T421">cd/dvd</text:span><text:span text:style-name="T369">)</text:span><text:span text:style-name="T407"> </text:span>kunt <text:span text:style-name="T403">u opstarten en</text:span> met <text:reference-ref text:reference-format="text" text:ref-name="Distributie">Debian</text:reference-ref><text:s/>werken zonder deze te installeren.</text:p></text:note-body></text:note></text:span><text:span text:style-name="T215">)</text:span><text:span text:style-name="T213"> </text:span><text:span text:style-name="T216">GNOME</text:span><text:span text:style-name="T213"> </text:span><text:span text:style-name="T217">USB-stick</text:span><text:span text:style-name="T217"><text:note text:id="ftn6" text:note-class="footnote"><text:note-citation>2</text:note-citation><text:note-body><text:p text:style-name="P97"><text:span text:style-name="T23">D</text:span><text:span text:style-name="Strong_20_Emphasis"><text:span text:style-name="T227">ow</text:span></text:span><text:span text:style-name="Strong_20_Emphasis"><text:span text:style-name="T228">nload </text:span></text:span><text:span text:style-name="Strong_20_Emphasis"><text:span text:style-name="T220">e</text:span></text:span><text:span text:style-name="Strong_20_Emphasis"><text:span text:style-name="T229">e</text:span></text:span><text:span text:style-name="Strong_20_Emphasis"><text:span text:style-name="T230">n</text:span></text:span><text:span text:style-name="Strong_20_Emphasis"><text:span text:style-name="T260"> </text:span></text:span><text:span text:style-name="Strong_20_Emphasis"><text:span text:style-name="T228">Live CD </text:span></text:span><text:span text:style-name="Strong_20_Emphasis"><text:span text:style-name="T231">v</text:span></text:span><text:span text:style-name="Strong_20_Emphasis"><text:span text:style-name="T232">anaf</text:span></text:span><text:span text:style-name="Strong_20_Emphasis"><text:span text:style-name="T233"> </text:span></text:span><text:a xlink:type="simple" xlink:href="https://www.debian.org/CD/live/" text:style-name="Internet_20_link" text:visited-style-name="Visited_20_Internet_20_Link"><text:span text:style-name="Strong_20_Emphasis"><text:span text:style-name="T411">debian.org/cd/live</text:span></text:span></text:a><text:span text:style-name="Strong_20_Emphasis"><text:span text:style-name="T233">, blader naar beneden en klik op </text:span></text:span><text:span text:style-name="Strong_20_Emphasis"><text:span text:style-name="T247">unofficial live images for stable with firmware included</text:span></text:span><text:span text:style-name="Strong_20_Emphasis"><text:span text:style-name="T233">. Klik vervolgens door </text:span></text:span><text:span text:style-name="Strong_20_Emphasis"><text:span text:style-name="T221">naar</text:span></text:span><text:span text:style-name="Strong_20_Emphasis"><text:span text:style-name="T233"> </text:span></text:span><text:span text:style-name="Strong_20_Emphasis"><text:span text:style-name="T247">amd64</text:span></text:span><text:span text:style-name="Strong_20_Emphasis"><text:span text:style-name="T233"> en </text:span></text:span><text:span text:style-name="Strong_20_Emphasis"><text:span text:style-name="T247">iso-hybrid</text:span></text:span><text:span text:style-name="Strong_20_Emphasis"><text:span text:style-name="T233">. </text:span></text:span><text:span text:style-name="Strong_20_Emphasis"><text:span text:style-name="T221">D</text:span></text:span><text:span text:style-name="Strong_20_Emphasis"><text:span text:style-name="T234">aar aangekomen kies </text:span></text:span><text:span text:style-name="T248">debian-live-11</text:span><text:span text:style-name="T249">-</text:span><text:span text:style-name="T248">amd-64-</text:span><text:span text:style-name="T249">gnome</text:span><text:span text:style-name="T250">+non-fre</text:span><text:span text:style-name="T251">e</text:span><text:span text:style-name="T250">.iso</text:span><text:span text:style-name="Strong_20_Emphasis"><text:span text:style-name="T228">, </text:span></text:span><text:span text:style-name="Strong_20_Emphasis"><text:span text:style-name="T227">e</text:span></text:span><text:span text:style-name="Strong_20_Emphasis"><text:span text:style-name="T235">n </text:span></text:span><text:span text:style-name="T23">plaats een USB-stick </text:span><text:span text:style-name="T24">van </text:span><text:span text:style-name="T23">min</text:span><text:span text:style-name="T25">imaal </text:span><text:span text:style-name="T23">4 GB.</text:span></text:p><text:p text:style-name="P94"><text:span text:style-name="T23"><text:tab/></text:span><text:span text:style-name="Strong_20_Emphasis"><text:span text:style-name="T222">G</text:span></text:span><text:span text:style-name="Strong_20_Emphasis"><text:span text:style-name="T236">ebruik </text:span></text:span><text:span text:style-name="Strong_20_Emphasis"><text:span text:style-name="T237">het programma balenaEtche</text:span></text:span><text:span text:style-name="Strong_20_Emphasis"><text:span text:style-name="T238">r</text:span></text:span><text:span text:style-name="Strong_20_Emphasis"><text:span text:style-name="T237"> </text:span></text:span><text:span text:style-name="Strong_20_Emphasis"><text:span text:style-name="T239">(</text:span></text:span><text:a xlink:type="simple" xlink:href="https://www.balena.io/etcher/" text:style-name="Internet_20_link" text:visited-style-name="Visited_20_Internet_20_Link"><text:span text:style-name="Strong_20_Emphasis"><text:span text:style-name="T412">etcher.io</text:span></text:span></text:a><text:span text:style-name="Strong_20_Emphasis"><text:span text:style-name="T239">) </text:span></text:span><text:span text:style-name="Strong_20_Emphasis"><text:span text:style-name="T240">om de CD naar de USB-stick te schrijven</text:span></text:span><text:span text:style-name="Strong_20_Emphasis"><text:span text:style-name="T239">; </text:span></text:span><text:span text:style-name="Strong_20_Emphasis"><text:span text:style-name="T237">balenaEtche</text:span></text:span><text:span text:style-name="Strong_20_Emphasis"><text:span text:style-name="T238">r</text:span></text:span><text:span text:style-name="Strong_20_Emphasis"><text:span text:style-name="T241"> is</text:span></text:span><text:span text:style-name="Strong_20_Emphasis"><text:span text:style-name="T239"> </text:span></text:span><text:span text:style-name="Strong_20_Emphasis"><text:span text:style-name="T242">beschikbaar voor </text:span></text:span><text:span text:style-name="Strong_20_Emphasis"><text:span text:style-name="T243">Windows, </text:span></text:span><text:span text:style-name="Strong_20_Emphasis"><text:span text:style-name="T244">OS X</text:span></text:span><text:span text:style-name="Strong_20_Emphasis"><text:span text:style-name="T237">, </text:span></text:span><text:span text:style-name="Strong_20_Emphasis"><text:span text:style-name="T239">en </text:span></text:span><text:span text:style-name="Strong_20_Emphasis"><text:span text:style-name="T245">GNU/</text:span></text:span><text:span text:style-name="Strong_20_Emphasis"><text:span text:style-name="T237">Linux</text:span></text:span><text:span text:style-name="Strong_20_Emphasis"><text:span text:style-name="T246">.</text:span></text:span></text:p></text:note-body></text:note></text:span><text:span text:style-name="T213">.</text:span></text:p>
            <text:p text:style-name="P62"><text:span text:style-name="T218">Opstartmenu/</text:span><text:span text:style-name="T219">boot menu</text:span><text:span text:style-name="T218"> </text:span><text:span text:style-name="T213">via </text:span><text:span text:style-name="Definition"><text:span text:style-name="T5">opstartmenu</text:span></text:span><text:span text:style-name="T213">, </text:span><text:span text:style-name="T218">instellingen/</text:span><text:span text:style-name="T219">setup</text:span><text:span text:style-name="T213"> via </text:span><text:span text:style-name="Definition"><text:span text:style-name="T5">instellingen</text:span></text:span><text:span text:style-name="T213">.</text:span></text:p>
          </table:table-cell>
        </table:table-row>
        <table:table-row table:style-name="TableLine94102380557488">
          <table:table-cell table:style-name="_32_._5f_Installatie_5f_uitvoeren.A1" office:value-type="string">
            <text:p text:style-name="P67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128">K</text:span></text:span><text:span text:style-name="Strong_20_Emphasis"><text:span text:style-name="T129">ies </text:span></text:span><text:span text:style-name="Strong_20_Emphasis"><text:span text:style-name="T130">eerste keuze </text:span></text:span><text:span text:style-name="Strong_20_Emphasis"><text:span text:style-name="T131">en druk op de </text:span></text:span><text:span text:style-name="Strong_20_Emphasis"><text:span text:style-name="T132">Enter</text:span></text:span><text:span text:style-name="Strong_20_Emphasis"><text:span text:style-name="T131">-toets.</text:span></text:span></text:p>
          </table:table-cell>
        </table:table-row>
        <table:table-row table:style-name="TableLine94102380749888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><text:span text:style-name="Strong_20_Emphasis"><text:span text:style-name="T68"><text:s/></text:span></text:span><text:span text:style-name="Strong_20_Emphasis"><text:span text:style-name="T125"><draw:control text:anchor-type="as-char" draw:z-index="19" draw:name="Vorm11_0" draw:style-name="gr1" draw:text-style-name="P116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43">O</text:span></text:span><text:span text:style-name="Strong_20_Emphasis"><text:span text:style-name="T44">p </text:span></text:span><text:span text:style-name="Strong_20_Emphasis"><text:span text:style-name="T45">d</text:span></text:span><text:span text:style-name="Strong_20_Emphasis"><text:span text:style-name="T44">e</text:span></text:span><text:span text:style-name="Strong_20_Emphasis"><text:span text:style-name="T46"> </text:span></text:span><text:span text:style-name="Strong_20_Emphasis"><text:span text:style-name="T44">scherm</text:span></text:span><text:span text:style-name="Strong_20_Emphasis"><text:span text:style-name="T45">en</text:span></text:span><text:span text:style-name="Strong_20_Emphasis"><text:span text:style-name="T44"> </text:span></text:span><text:span text:style-name="Strong_20_Emphasis"><text:span text:style-name="T169">Welcom</text:span></text:span><text:span text:style-name="Strong_20_Emphasis"><text:span text:style-name="T197">e</text:span></text:span><text:span text:style-name="Strong_20_Emphasis"><text:span text:style-name="T148"> </text:span></text:span><text:span text:style-name="Strong_20_Emphasis"><text:span text:style-name="T149">en </text:span></text:span><text:span text:style-name="Strong_20_Emphasis"><text:span text:style-name="T198">Typing </text:span></text:span><text:span text:style-name="Strong_20_Emphasis"><text:span text:style-name="T137">klik op </text:span></text:span><text:span text:style-name="Strong_20_Emphasis"><text:span text:style-name="T198">N</text:span></text:span><text:span text:style-name="Strong_20_Emphasis"><text:span text:style-name="T169">ext</text:span></text:span><text:span text:style-name="Strong_20_Emphasis"><text:span text:style-name="T13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47">Als het scherm </text:span></text:span><text:span text:style-name="Strong_20_Emphasis"><text:span text:style-name="T171">Wi-Fi</text:span></text:span><text:span text:style-name="Strong_20_Emphasis"><text:span text:style-name="T47"> verschijnt, kies een draadloos netwerk, maak verbinding, en klik op</text:span></text:span><text:span text:style-name="Strong_20_Emphasis"><text:span text:style-name="T137"> </text:span></text:span><text:span text:style-name="Strong_20_Emphasis"><text:span text:style-name="T198">N</text:span></text:span><text:span text:style-name="Strong_20_Emphasis"><text:span text:style-name="T169">ext</text:span></text:span><text:span text:style-name="Strong_20_Emphasis"><text:span text:style-name="T13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3">O</text:span></text:span><text:span text:style-name="Strong_20_Emphasis"><text:span text:style-name="T44">p het</text:span></text:span><text:span text:style-name="Strong_20_Emphasis"><text:span text:style-name="T46"> </text:span></text:span><text:span text:style-name="Strong_20_Emphasis"><text:span text:style-name="T44">scherm </text:span></text:span><text:span text:style-name="Strong_20_Emphasis"><text:span text:style-name="T198">Privacy</text:span></text:span><text:span text:style-name="Strong_20_Emphasis"><text:span text:style-name="T148"> </text:span></text:span><text:span text:style-name="Strong_20_Emphasis"><text:span text:style-name="T137">klik op </text:span></text:span><text:span text:style-name="Strong_20_Emphasis"><text:span text:style-name="T198">Next</text:span></text:span><text:span text:style-name="Strong_20_Emphasis"><text:span text:style-name="T13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133">O</text:span></text:span><text:span text:style-name="Strong_20_Emphasis"><text:span text:style-name="T138">p het scherm </text:span></text:span><text:span text:style-name="Strong_20_Emphasis"><text:span text:style-name="T177">Connect Your Online Accounts</text:span></text:span><text:span text:style-name="Strong_20_Emphasis"><text:span text:style-name="T138"> </text:span></text:span><text:span text:style-name="Strong_20_Emphasis"><text:span text:style-name="T139">klik </text:span></text:span><text:span text:style-name="Strong_20_Emphasis"><text:span text:style-name="T138">op </text:span></text:span><text:span text:style-name="Strong_20_Emphasis"><text:span text:style-name="T177">Skip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4"><text:span text:style-name="Strong_20_Emphasis"><text:span text:style-name="T43">O</text:span></text:span><text:span text:style-name="Strong_20_Emphasis"><text:span text:style-name="T44">p het</text:span></text:span><text:span text:style-name="Strong_20_Emphasis"><text:span text:style-name="T46"> </text:span></text:span><text:span text:style-name="Strong_20_Emphasis"><text:span text:style-name="T44">scherm </text:span></text:span><text:span text:style-name="Strong_20_Emphasis"><text:span text:style-name="T197">Setup Complete</text:span></text:span><text:span text:style-name="Strong_20_Emphasis"><text:span text:style-name="T199"> </text:span></text:span><text:span text:style-name="Strong_20_Emphasis"><text:span text:style-name="T137">klik op </text:span></text:span><text:span text:style-name="Strong_20_Emphasis"><text:span text:style-name="T197">Start Using Debian GNU/Linux</text:span></text:span><text:span text:style-name="Strong_20_Emphasis"><text:span text:style-name="T13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4"><text:span text:style-name="Strong_20_Emphasis"><text:span text:style-name="T48">Sluit het scherm </text:span></text:span><text:span text:style-name="Strong_20_Emphasis"><text:span text:style-name="T200">Getting Started</text:span></text:span><text:span text:style-name="Strong_20_Emphasis"><text:span text:style-name="T4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102380754992">
          <table:table-cell table:style-name="_32_._5f_Installatie_5f_uitvoeren.A1" office:value-type="string">
            <text:p text:style-name="P73"><text:span text:style-name="Strong_20_Emphasis"><text:span text:style-name="T68"><text:s/></text:span></text:span><text:span text:style-name="Strong_20_Emphasis"><text:span text:style-name="T125"><draw:control text:anchor-type="as-char" draw:z-index="17" draw:name="Vorm13_1" draw:style-name="gr1" draw:text-style-name="P116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49">Start de installatie</text:span></text:span><text:span text:style-name="Strong_20_Emphasis"><text:span text:style-name="T140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96">klik op </text:span></text:span><text:span text:style-name="Strong_20_Emphasis"><text:span text:style-name="T161">Activities</text:span></text:span><text:span text:style-name="Strong_20_Emphasis"><text:span text:style-name="T96"> en </text:span></text:span><text:span text:style-name="Strong_20_Emphasis"><text:span text:style-name="T97">een </text:span></text:span><text:span text:style-name="Strong_20_Emphasis"><text:span text:style-name="T96">klik op</text:span></text:span><text:span text:style-name="Strong_20_Emphasis"><text:span text:style-name="T98"> </text:span></text:span><text:span text:style-name="Strong_20_Emphasis"><text:span text:style-name="T162">Install Debian</text:span></text:span><text:span text:style-name="Strong_20_Emphasis"><text:span text:style-name="T50">.</text:span></text:span></text:p>
          </table:table-cell>
        </table:table-row>
        <table:table-row table:style-name="TableLine94102380755504">
          <table:table-cell table:style-name="_32_._5f_Installatie_5f_uitvoeren.A1" office:value-type="string">
            <text:p text:style-name="P67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79"><text:span text:style-name="Strong_20_Emphasis"><text:span text:style-name="T49">Bij </text:span></text:span><text:span text:style-name="Strong_20_Emphasis"><text:span text:style-name="T172">Welcome</text:span></text:span><text:span text:style-name="Strong_20_Emphasis"><text:span text:style-name="T49"> kies </text:span></text:span><text:span text:style-name="Strong_20_Emphasis"><text:span text:style-name="T172">Nederlands</text:span></text:span><text:span text:style-name="Strong_20_Emphasis"><text:span text:style-name="T49"> en klik op </text:span></text:span><text:span text:style-name="Strong_20_Emphasis"><text:span text:style-name="T172">Volgende</text:span></text:span><text:span text:style-name="Strong_20_Emphasis"><text:span text:style-name="T49">.</text:span></text:span></text:p>
          </table:table-cell>
        </table:table-row>
        <table:table-row table:style-name="TableLine94102380756128">
          <table:table-cell table:style-name="_32_._5f_Installatie_5f_uitvoeren.A1" office:value-type="string">
            <text:p text:style-name="P81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9">Bij <text:span text:style-name="T404">Locatie</text:span> kies bij <text:span text:style-name="T404">Regio</text:span> voor <text:span text:style-name="T404">Europa</text:span> en klik op <text:span text:style-name="T404">Volgende</text:span>.</text:p>
          </table:table-cell>
        </table:table-row>
        <table:table-row table:style-name="TableLine94102380756752">
          <table:table-cell table:style-name="_32_._5f_Installatie_5f_uitvoeren.A1" office:value-type="string">
            <text:p text:style-name="P81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9">Bij <text:span text:style-name="T404">Toetsenbord</text:span> kies <text:span text:style-name="T404">English (US)</text:span> en klik op <text:span text:style-name="T404">Volgende</text:span>.</text:p>
          </table:table-cell>
        </table:table-row>
        <table:table-row table:style-name="TableLine94102380757376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102380758000">
          <table:table-cell table:style-name="_32_._5f_Installatie_5f_uitvoeren.A1" office:value-type="string">
            <text:p text:style-name="P81"><text:span text:style-name="Strong_20_Emphasis"><text:span text:style-name="T68"><text:s/></text:span></text:span><text:span text:style-name="Strong_20_Emphasis"><text:span text:style-name="T125"><draw:control text:anchor-type="as-char" draw:z-index="20" draw:name="Vorm13_4" draw:style-name="gr1" draw:text-style-name="P11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79"><text:span text:style-name="T6">Bij </text:span><text:span text:style-name="T20">Partities</text:span><text:span text:style-name="T6"> </text:span><text:span text:style-name="T327">selecteer</text:span><text:span text:style-name="T6"> </text:span><text:span text:style-name="T7">de </text:span><text:span text:style-name="T6">gewenste </text:span><text:span text:style-name="T328">optie</text:span><text:span text:style-name="Strong_20_Emphasis"><text:span text:style-name="T49"> </text:span></text:span><text:span text:style-name="Strong_20_Emphasis"><text:span text:style-name="T51">en klik op </text:span></text:span><text:span text:style-name="Strong_20_Emphasis"><text:span text:style-name="T173">Volgende</text:span></text:span><text:span text:style-name="Strong_20_Emphasis"><text:span text:style-name="T51">.</text:span></text:span></text:p>
          </table:table-cell>
        </table:table-row>
        <table:table-row table:style-name="TableLine94102380758624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102380759248">
          <table:table-cell table:style-name="_32_._5f_Installatie_5f_uitvoeren.A1" office:value-type="string">
            <text:p text:style-name="P67"><text:span text:style-name="Strong_20_Emphasis"><text:span text:style-name="T68"><text:s/></text:span></text:span><text:span text:style-name="Strong_20_Emphasis"><text:span text:style-name="T125"><draw:control text:anchor-type="as-char" draw:z-index="3" draw:name="Vorm13" draw:style-name="gr1" draw:text-style-name="P11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134">Bij </text:span></text:span><text:span text:style-name="Strong_20_Emphasis"><text:span text:style-name="T170">Gebruikers</text:span></text:span><text:span text:style-name="Strong_20_Emphasis"><text:span text:style-name="T134"> vul in </text:span></text:span><text:span text:style-name="Strong_20_Emphasis"><text:span text:style-name="T174">Wat is je naam?</text:span></text:span><text:span text:style-name="Strong_20_Emphasis"><text:span text:style-name="T52"> </text:span></text:span><text:span text:style-name="Definition"><text:span text:style-name="T15">gebruiker</text:span></text:span><text:span text:style-name="Strong_20_Emphasis"><text:span text:style-name="T122">,</text:span></text:span><text:span text:style-name="Strong_20_Emphasis"><text:span text:style-name="T53"> </text:span></text:span><text:span text:style-name="Strong_20_Emphasis"><text:span text:style-name="T174">Welke naam wil je gebruiken om in te loggen?</text:span></text:span><text:span text:style-name="Strong_20_Emphasis"><text:span text:style-name="T53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49">, </text:span></text:span><text:span text:style-name="Strong_20_Emphasis"><text:span text:style-name="T175">Wat is de </text:span></text:span><text:span text:style-name="Strong_20_Emphasis"><text:span text:style-name="T174">naam van deze </text:span></text:span><text:span text:style-name="Strong_20_Emphasis"><text:span text:style-name="T175">computer</text:span></text:span><text:span text:style-name="Strong_20_Emphasis"><text:span text:style-name="T54"> </text:span></text:span><text:span text:style-name="Definition"><text:span text:style-name="T15">computernaam</text:span></text:span><text:span text:style-name="Strong_20_Emphasis"><text:span text:style-name="T52">, </text:span></text:span><text:span text:style-name="Strong_20_Emphasis"><text:span text:style-name="T53">v</text:span></text:span><text:span text:style-name="Strong_20_Emphasis"><text:span text:style-name="T52">ul </text:span></text:span><text:span text:style-name="Strong_20_Emphasis"><text:span text:style-name="T55">tweemaal het wachtwoord </text:span></text:span><text:span text:style-name="Strong_20_Emphasis"><text:span text:style-name="T52">in</text:span></text:span><text:span text:style-name="Strong_20_Emphasis"><text:span text:style-name="T153">,</text:span></text:span><text:span text:style-name="Strong_20_Emphasis"><text:span text:style-name="T52"> </text:span></text:span><text:span text:style-name="Strong_20_Emphasis"><text:span text:style-name="T56">en </text:span></text:span><text:span text:style-name="Strong_20_Emphasis"><text:span text:style-name="T52">kl</text:span></text:span><text:span text:style-name="Strong_20_Emphasis"><text:span text:style-name="T43">ik op </text:span></text:span><text:span text:style-name="Strong_20_Emphasis"><text:span text:style-name="T179">V</text:span></text:span><text:span text:style-name="Strong_20_Emphasis"><text:span text:style-name="T180">olgende</text:span></text:span><text:span text:style-name="Strong_20_Emphasis"><text:span text:style-name="T43">.</text:span></text:span></text:p>
          </table:table-cell>
        </table:table-row>
        <table:table-row table:style-name="TableLine94102380797312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102380797600">
          <table:table-cell table:style-name="_32_._5f_Installatie_5f_uitvoeren.A1" office:value-type="string">
            <text:p text:style-name="P67"><text:span text:style-name="Strong_20_Emphasis"><text:span text:style-name="T68"><text:s/></text:span></text:span><text:span text:style-name="Strong_20_Emphasis"><text:span text:style-name="T125"><draw:control text:anchor-type="as-char" draw:z-index="4" draw:name="Vorm14" draw:style-name="gr1" draw:text-style-name="P11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57">Bij </text:span></text:span><text:span text:style-name="Strong_20_Emphasis"><text:span text:style-name="T201">Samenvatting</text:span></text:span><text:span text:style-name="Strong_20_Emphasis"><text:span text:style-name="T150"> </text:span></text:span><text:span text:style-name="Strong_20_Emphasis"><text:span text:style-name="T151">controleer het overzicht en</text:span></text:span><text:span text:style-name="Strong_20_Emphasis"><text:span text:style-name="T56"> </text:span></text:span><text:span text:style-name="Strong_20_Emphasis"><text:span text:style-name="T52">kl</text:span></text:span><text:span text:style-name="Strong_20_Emphasis"><text:span text:style-name="T43">ik op </text:span></text:span><text:span text:style-name="Strong_20_Emphasis"><text:span text:style-name="T181">Installeer</text:span></text:span><text:span text:style-name="Strong_20_Emphasis"><text:span text:style-name="T43">.</text:span></text:span></text:p>
          </table:table-cell>
        </table:table-row>
        <table:table-row table:style-name="TableLine94102380797888">
          <table:table-cell table:style-name="_32_._5f_Installatie_5f_uitvoeren.A1" office:value-type="string">
            <text:p text:style-name="P83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57">Bij </text:span></text:span><text:span text:style-name="Strong_20_Emphasis"><text:span text:style-name="T202">Beëindigen</text:span></text:span><text:span text:style-name="Strong_20_Emphasis"><text:span text:style-name="T150"> </text:span></text:span><text:span text:style-name="Strong_20_Emphasis"><text:span text:style-name="T52">kl</text:span></text:span><text:span text:style-name="Strong_20_Emphasis"><text:span text:style-name="T43">ik op </text:span></text:span><text:span text:style-name="Strong_20_Emphasis"><text:span text:style-name="T182">Voltooid</text:span></text:span><text:span text:style-name="Strong_20_Emphasis"><text:span text:style-name="T43">.</text:span></text:span></text:p>
          </table:table-cell>
        </table:table-row>
        <table:table-row table:style-name="TableLine94102380798176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0"/>
          </table:table-cell>
        </table:table-row>
        <table:table-row table:style-name="TableLine94102380798464">
          <table:table-cell table:style-name="_32_._5f_Installatie_5f_uitvoeren.A1" office:value-type="string">
            <text:p text:style-name="P67"><text:span text:style-name="Strong_20_Emphasis"><text:span text:style-name="T68"><text:s/></text:span></text:span><text:span text:style-name="Strong_20_Emphasis"><text:span text:style-name="T125"><draw:control text:anchor-type="as-char" draw:z-index="5" draw:name="Vorm20" draw:style-name="gr1" draw:text-style-name="P116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41">Verwijder </text:span></text:span><text:span text:style-name="Strong_20_Emphasis"><text:span text:style-name="T142">het </text:span></text:span><text:span text:style-name="Strong_20_Emphasis"><text:span text:style-name="T141">installatiemedium </text:span></text:span><text:span text:style-name="Strong_20_Emphasis"><text:span text:style-name="T143">en</text:span></text:span><text:span text:style-name="Strong_20_Emphasis"><text:span text:style-name="T141"> </text:span></text:span><text:span text:style-name="Strong_20_Emphasis"><text:span text:style-name="T144">druk </text:span></text:span><text:span text:style-name="Strong_20_Emphasis"><text:span text:style-name="T145">op</text:span></text:span><text:span text:style-name="Strong_20_Emphasis"><text:span text:style-name="T144"> </text:span></text:span><text:span text:style-name="Strong_20_Emphasis"><text:span text:style-name="T131">de </text:span></text:span><text:span text:style-name="Strong_20_Emphasis"><text:span text:style-name="T132">Enter</text:span></text:span><text:span text:style-name="Strong_20_Emphasis"><text:span text:style-name="T131">-toets</text:span></text:span><text:span text:style-name="Strong_20_Emphasis"><text:span text:style-name="T146">.</text:span></text:span></text:p>
          </table:table-cell>
        </table:table-row>
      </table:table>
      <text:p text:style-name="P61"><text:span text:style-name="Strong_20_Emphasis"><text:span text:style-name="T144"/></text:span></text:p>
      <text:list xml:id="list203017679777028" text:continue-numbering="true" text:style-name="L1">
        <text:list-item>
          <text:p text:style-name="P113"><text:span text:style-name="Strong_20_Emphasis"><text:span text:style-name="T203">Installatie </text:span></text:span><text:span text:style-name="Strong_20_Emphasis"><text:span text:style-name="T204">afronden</text:span></text:span></text:p>
        </text:list-item>
      </text:list>
      <text:p text:style-name="P63"><text:span text:style-name="Strong_20_Emphasis"><text:span text:style-name="T5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102380731296">
          <table:table-cell table:style-name="_33_._5f_Installatie_5f_afronden.A1" office:value-type="string">
            <text:p text:style-name="P68"><text:span text:style-name="Strong_20_Emphasis"><text:span text:style-name="T68"><text:s/></text:span></text:span><text:span text:style-name="Strong_20_Emphasis"><text:span text:style-name="T125"><draw:control text:anchor-type="as-char" draw:z-index="6" draw:name="Vorm22" draw:style-name="gr1" draw:text-style-name="P11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58">Aanmelden als </text:span></text:span><text:span text:style-name="Definition"><text:span text:style-name="T15">gebruiker</text:span></text:span><text:span text:style-name="Strong_20_Emphasis"><text:span text:style-name="T58">.</text:span></text:span></text:p>
          </table:table-cell>
        </table:table-row>
        <table:table-row table:style-name="TableLine94102380886288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102380916256">
          <table:table-cell table:style-name="_33_._5f_Installatie_5f_afronden.A1" office:value-type="string">
            <text:p text:style-name="P76"><text:span text:style-name="Strong_20_Emphasis"><text:span text:style-name="T68"><text:s/></text:span></text:span><text:span text:style-name="Strong_20_Emphasis"><text:span text:style-name="T125"><draw:control text:anchor-type="as-char" draw:z-index="18" draw:name="Vorm22_1" draw:style-name="gr1" draw:text-style-name="P116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43">O</text:span></text:span><text:span text:style-name="Strong_20_Emphasis"><text:span text:style-name="T44">p </text:span></text:span><text:span text:style-name="Strong_20_Emphasis"><text:span text:style-name="T46">de volgende schermen volg de aanwijzingen en klik op</text:span></text:span><text:span text:style-name="Strong_20_Emphasis"><text:span text:style-name="T137"> </text:span></text:span><text:span text:style-name="Strong_20_Emphasis"><text:span text:style-name="T205">Volgende </text:span></text:span><text:span text:style-name="Strong_20_Emphasis"><text:span text:style-name="T152">of </text:span></text:span><text:span text:style-name="Strong_20_Emphasis"><text:span text:style-name="T206">Overslaan</text:span></text:span><text:span text:style-name="Strong_20_Emphasis"><text:span text:style-name="T137">.</text:span></text:span></text:p>
          </table:table-cell>
        </table:table-row>
        <table:table-row table:style-name="TableLine9410238101539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7"><text:span text:style-name="Strong_20_Emphasis"><text:span text:style-name="T43">O</text:span></text:span><text:span text:style-name="Strong_20_Emphasis"><text:span text:style-name="T44">p het scherm </text:span></text:span><text:span text:style-name="Strong_20_Emphasis"><text:span text:style-name="T207">Installatie Voltooid</text:span></text:span><text:span text:style-name="Strong_20_Emphasis"><text:span text:style-name="T199"> </text:span></text:span><text:span text:style-name="Strong_20_Emphasis"><text:span text:style-name="T137">klik op </text:span></text:span><text:span text:style-name="Strong_20_Emphasis"><text:span text:style-name="T207">Beginnen met</text:span></text:span><text:span text:style-name="Strong_20_Emphasis"><text:span text:style-name="T197"> Debian GNU/Linux</text:span></text:span><text:span text:style-name="Strong_20_Emphasis"><text:span text:style-name="T137">.</text:span></text:span></text:p>
          </table:table-cell>
        </table:table-row>
        <table:table-row table:style-name="TableLine9410238096201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0"><text:span text:style-name="Strong_20_Emphasis"><text:span text:style-name="T48">Sluit het scherm </text:span></text:span><text:span text:style-name="Strong_20_Emphasis"><text:span text:style-name="T208">Aan de slag</text:span></text:span><text:span text:style-name="Strong_20_Emphasis"><text:span text:style-name="T48">.</text:span></text:span></text:p>
          </table:table-cell>
        </table:table-row>
        <table:table-row table:style-name="TableLine9410238095723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6"><text:span text:style-name="Strong_20_Emphasis"><text:span text:style-name="T137"/></text:span></text:p>
          </table:table-cell>
        </table:table-row>
        <table:table-row table:style-name="TableLine94102380960384">
          <table:table-cell table:style-name="_33_._5f_Installatie_5f_afronden.A1" office:value-type="string">
            <text:p text:style-name="P68"><text:span text:style-name="Strong_20_Emphasis"><text:span text:style-name="T68"><text:s/></text:span></text:span><text:span text:style-name="Strong_20_Emphasis"><text:span text:style-name="T125"><draw:control text:anchor-type="as-char" draw:z-index="7" draw:name="Vorm23" draw:style-name="gr1" draw:text-style-name="P116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3"><text:span text:style-name="Strong_20_Emphasis"><text:span text:style-name="T59">Voeg </text:span></text:span><text:span text:style-name="Strong_20_Emphasis"><text:span text:style-name="T60">eventuele </text:span></text:span><text:span text:style-name="Strong_20_Emphasis"><text:span text:style-name="T61">extra </text:span></text:span><text:span text:style-name="Strong_20_Emphasis"><text:span text:style-name="T176">Standaard</text:span></text:span><text:span text:style-name="Strong_20_Emphasis"><text:span text:style-name="T67"> of </text:span></text:span><text:span text:style-name="Strong_20_Emphasis"><text:span text:style-name="T176">Beheerder</text:span></text:span><text:span text:style-name="Strong_20_Emphasis"><text:span text:style-name="T61"> </text:span></text:span><text:span text:style-name="Definition"><text:span text:style-name="T27">gebruiker</text:span></text:span><text:span text:style-name="Strong_20_Emphasis"><text:span text:style-name="T147">s </text:span></text:span><text:span text:style-name="Strong_20_Emphasis"><text:span text:style-name="T140">toe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7" text:note-class="footnote"><text:note-citation>1</text:note-citation><text:note-body><text:p text:style-name="P25"><text:span text:style-name="T292">De </text:span><text:span text:style-name="T293">Super</text:span><text:span text:style-name="T292">-toets is de Windows</text:span><text:span text:style-name="T294">-</text:span><text:span text:style-name="T295">toets</text:span><text:span text:style-name="T292">, </text:span><text:span text:style-name="T294">C</text:span><text:span text:style-name="T292">ommand-</text:span><text:span text:style-name="T295">toets</text:span><text:span text:style-name="T292">, of </text:span><text:span text:style-name="T294">V</text:span><text:span text:style-name="T292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3">geb</text:span></text:span><text:span text:style-name="Strong_20_Emphasis"><text:span text:style-name="T164">r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</text:span></text:span><text:span text:style-name="Strong_20_Emphasis"><text:span text:style-name="T99">bij </text:span></text:span><text:span text:style-name="Strong_20_Emphasis"><text:span text:style-name="T183">Instellingen </text:span></text:span><text:span text:style-name="Strong_20_Emphasis"><text:span text:style-name="T100">rechts o</text:span></text:span><text:span text:style-name="Strong_20_Emphasis"><text:span text:style-name="T70">p </text:span></text:span><text:span text:style-name="Strong_20_Emphasis"><text:span text:style-name="T184">Gebruikers</text:span></text:span><text:span text:style-name="Strong_20_Emphasis"><text:span text:style-name="T101">.</text:span></text:span></text:p>
          </table:table-cell>
        </table:table-row>
        <table:table-row table:style-name="TableLine9410238095473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6"><text:span text:style-name="Strong_20_Emphasis"><text:span text:style-name="T135">Klik links</text:span></text:span><text:span text:style-name="Strong_20_Emphasis"><text:span text:style-name="T154"> </text:span></text:span><text:span text:style-name="Strong_20_Emphasis"><text:span text:style-name="T102">op </text:span></text:span><text:span text:style-name="Strong_20_Emphasis"><text:span text:style-name="T165">Ontgrendelen</text:span></text:span><text:span text:style-name="Strong_20_Emphasis"><text:span text:style-name="T102"> </text:span></text:span><text:span text:style-name="Strong_20_Emphasis"><text:span text:style-name="T103">en daarna op </text:span></text:span><text:span text:style-name="Strong_20_Emphasis"><text:span text:style-name="T190">Gebruik</text:span></text:span><text:span text:style-name="Strong_20_Emphasis"><text:span text:style-name="T191">er</text:span></text:span><text:span text:style-name="Strong_20_Emphasis"><text:span text:style-name="T190"> toevoegen</text:span></text:span><text:span text:style-name="Strong_20_Emphasis"><text:span text:style-name="T103">.</text:span></text:span></text:p>
          </table:table-cell>
        </table:table-row>
        <table:table-row table:style-name="TableLine9410238099561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6"><text:span text:style-name="Strong_20_Emphasis"><text:span text:style-name="T154">Sluit </text:span></text:span><text:span text:style-name="Strong_20_Emphasis"><text:span text:style-name="T190">Gebruiker toevoegen</text:span></text:span><text:span text:style-name="Strong_20_Emphasis"><text:span text:style-name="T103">.</text:span></text:span></text:p>
          </table:table-cell>
        </table:table-row>
        <table:table-row table:style-name="TableLine9410238101491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102381012224">
          <table:table-cell table:style-name="_33_._5f_Installatie_5f_afronden.A1" office:value-type="string">
            <text:p text:style-name="P68"><text:span text:style-name="Strong_20_Emphasis"><text:span text:style-name="T68"><text:s/></text:span></text:span><text:span text:style-name="Strong_20_Emphasis"><text:span text:style-name="T125"><draw:control text:anchor-type="as-char" draw:z-index="8" draw:name="Vorm25" draw:style-name="gr1" draw:text-style-name="P116" svg:width="0.35cm" svg:height="0.35cm" draw:control="control9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62">Controleer </text:span></text:span><text:span text:style-name="Strong_20_Emphasis"><text:span text:style-name="T63">of er updates zijn </text:span></text:span><text:span text:style-name="Strong_20_Emphasis"><text:span text:style-name="T64">via </text:span></text:span><text:span text:style-name="Strong_20_Emphasis"><text:span text:style-name="T72">een </text:span></text:span><text:span text:style-name="Strong_20_Emphasis"><text:span text:style-name="T104">druk</text:span></text:span><text:span text:style-name="Strong_20_Emphasis"><text:span text:style-name="T72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6">sof</text:span></text:span><text:span text:style-name="Strong_20_Emphasis"><text:span text:style-name="T157">t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92">Software</text:span></text:span><text:span text:style-name="Strong_20_Emphasis"><text:span text:style-name="T79">.</text:span></text:span></text:p>
          </table:table-cell>
        </table:table-row>
        <table:table-row table:style-name="TableLine94102380864048">
          <table:table-cell table:style-name="_33_._5f_Installatie_5f_afronden.A1" office:value-type="string">
            <text:p text:style-name="P68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92"><text:span text:style-name="T342">Klik op </text:span><text:span text:style-name="T354">Updates</text:span><text:span text:style-name="T343"> en a</text:span><text:span text:style-name="T344">ls</text:span><text:span text:style-name="T345"> </text:span><text:span text:style-name="T346">er </text:span><text:span text:style-name="T345">updates beschikbaar zijn, k</text:span><text:span text:style-name="T347">lik op </text:span><text:span text:style-name="Strong_20_Emphasis"><text:span text:style-name="T353">Downloaden</text:span></text:span><text:span text:style-name="T347"> </text:span><text:span text:style-name="T348">en vervolgens op </text:span><text:span text:style-name="T355">Herstarten &amp; bijwerken</text:span><text:span text:style-name="T348"> </text:span><text:span text:style-name="T349">en </text:span><text:span text:style-name="T355">Herstarten &amp; </text:span><text:span text:style-name="T356">installeren</text:span><text:span text:style-name="T357">.</text:span></text:p>
          </table:table-cell>
        </table:table-row>
        <table:table-row table:style-name="TableLine9410238088840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7"><text:span text:style-name="T350">Daarna weer </text:span><text:span text:style-name="T351">a</text:span><text:span text:style-name="T352">anmelden als </text:span><text:span text:style-name="Definition"><text:span text:style-name="T19">gebruiker</text:span></text:span><text:span text:style-name="T348">.</text:span></text:p>
          </table:table-cell>
        </table:table-row>
        <table:table-row table:style-name="TableLine9410238101384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102380949200">
          <table:table-cell table:style-name="_33_._5f_Installatie_5f_afronden.A1" office:value-type="string">
            <text:p text:style-name="P67"><text:span text:style-name="Strong_20_Emphasis"><text:span text:style-name="T68"><text:s/></text:span></text:span><text:span text:style-name="Strong_20_Emphasis"><text:span text:style-name="T125"><draw:control text:anchor-type="as-char" draw:z-index="16" draw:name="Vorm4_1" draw:style-name="gr1" draw:text-style-name="P116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115"><text:span text:style-name="Strong_20_Emphasis"><text:span text:style-name="T68">Installeer </text:span></text:span><text:span text:style-name="Strong_20_Emphasis"><text:span text:style-name="T119">pakket kz </text:span></text:span><text:span text:style-name="Strong_20_Emphasis"><text:span text:style-name="T121">van Karel Zimmer </text:span></text:span><text:span text:style-name="Strong_20_Emphasis"><text:span text:style-name="T119">met </text:span></text:span><text:span text:style-name="Strong_20_Emphasis"><text:span text:style-name="T121">Linux documenten</text:span></text:span><text:span text:style-name="Strong_20_Emphasis"><text:span text:style-name="T120"> en </text:span></text:span><text:span text:style-name="Strong_20_Emphasis"><text:span text:style-name="T118">scripts</text:span></text:span><text:span text:style-name="Strong_20_Emphasis"><text:span text:style-name="T68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6">ter</text:span></text:span><text:span text:style-name="Strong_20_Emphasis"><text:span text:style-name="T157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8">Terminalvenster</text:span></text:span><text:span text:style-name="Strong_20_Emphasis"><text:span text:style-name="T76">. </text:span></text:span></text:p>
          </table:table-cell>
        </table:table-row>
        <table:table-row table:style-name="TableLine94102380885456">
          <table:table-cell table:style-name="_33_._5f_Installatie_5f_afronden.A1" office:value-type="string">
            <text:p text:style-name="P71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74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105">z</text:span></text:span><text:span text:style-name="Strong_20_Emphasis"><text:span text:style-name="T106">e</text:span></text:span><text:span text:style-name="Strong_20_Emphasis"><text:span text:style-name="T76">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5">sudo</text:span></text:span><text:span text:style-name="User_20_Entry"><text:span text:style-name="T36"> </text:span></text:span><text:span text:style-name="User_20_Entry"><text:span text:style-name="T35">apt install wget</text:span></text:span><text:span text:style-name="User_20_Entry"><text:span text:style-name="T36"><text:line-break/>wget karelzimmer.nl/</text:span></text:span><text:span text:style-name="User_20_Entry"><text:span text:style-name="T37">kz</text:span></text:span><text:span text:style-name="User_20_Entry"><text:span text:style-name="T36"><text:line-break/>bash </text:span></text:span><text:span text:style-name="User_20_Entry"><text:span text:style-name="T37">kz</text:span></text:span></text:p>
          </table:table-cell>
        </table:table-row>
        <table:table-row table:style-name="TableLine9410238095907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0"><text:span text:style-name="Strong_20_Emphasis"><text:span text:style-name="T82">V</text:span>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10238094760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102380992240">
          <table:table-cell table:style-name="_33_._5f_Installatie_5f_afronden.A1" office:value-type="string">
            <text:p text:style-name="P68"><text:span text:style-name="Strong_20_Emphasis"><text:span text:style-name="T68"><text:s/></text:span></text:span><text:span text:style-name="Strong_20_Emphasis"><text:span text:style-name="T125"><draw:control text:anchor-type="as-char" draw:z-index="9" draw:name="Vorm33" draw:style-name="gr1" draw:text-style-name="P116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107">Rond de</text:span></text:span><text:span text:style-name="Strong_20_Emphasis"><text:span text:style-name="T108"> installatie </text:span></text:span><text:span text:style-name="Strong_20_Emphasis"><text:span text:style-name="T107">af</text:span></text:span><text:span text:style-name="Strong_20_Emphasis"><text:span text:style-name="T107"><text:note text:id="ftn8" text:note-class="footnote"><text:note-citation>2</text:note-citation><text:note-body><text:p text:style-name="P108">De installatie kan <text:span text:style-name="T422">ge</text:span>controle<text:span text:style-name="T422">e</text:span>r<text:span text:style-name="T422">d worden </text:span>op volledigheid met <text:span text:style-name="T423">bestand</text:span> <text:span text:style-name="T405">Persoonlijke map / kz / Apps</text:span>.</text:p></text:note-body></text:note></text:span></text:span><text:span text:style-name="Strong_20_Emphasis"><text:span text:style-name="T107"> </text:span></text:span><text:span text:style-name="Strong_20_Emphasis"><text:span text:style-name="T70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7">men</text:span></text:span><text:span text:style-name="Strong_20_Emphasis"><text:span text:style-name="T160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5">Installatiem</text:span></text:span><text:span text:style-name="Strong_20_Emphasis"><text:span text:style-name="T186">enu</text:span></text:span><text:span text:style-name="Strong_20_Emphasis"><text:span text:style-name="T73">.</text:span></text:span></text:p>
          </table:table-cell>
        </table:table-row>
        <table:table-row table:style-name="TableLine94102380949712">
          <table:table-cell table:style-name="_33_._5f_Installatie_5f_afronden.A1" office:value-type="string">
            <text:p text:style-name="P68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88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3">3 </text:span></text:span><text:span text:style-name="Strong_20_Emphasis"><text:span text:style-name="T194">Installatie</text:span></text:span><text:span text:style-name="Strong_20_Emphasis"><text:span text:style-name="T195"> </text:span></text:span><text:span text:style-name="Strong_20_Emphasis"><text:span text:style-name="T196">afron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1">v</text:span></text:span><text:span text:style-name="Strong_20_Emphasis"><text:span text:style-name="T84">olg de aanwijzingen op het scherm.</text:span></text:span></text:p>
          </table:table-cell>
        </table:table-row>
        <table:table-row table:style-name="TableLine94102380992832"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88"/>
          </table:table-cell>
        </table:table-row>
        <table:table-row table:style-name="TableLine94102380884208">
          <table:table-cell table:style-name="_33_._5f_Installatie_5f_afronden.A1" office:value-type="string">
            <text:p text:style-name="P100"><text:span text:style-name="Strong_20_Emphasis"><text:span text:style-name="T68"><text:s/></text:span></text:span><text:span text:style-name="Strong_20_Emphasis"><text:span text:style-name="T125"><draw:control text:anchor-type="as-char" draw:z-index="24" draw:name="Vorm33_0" draw:style-name="gr1" draw:text-style-name="P116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99">Herstart de computer</text:p>
          </table:table-cell>
        </table:table-row>
      </table:table>
      <text:p text:style-name="P63"><text:span text:style-name="Strong_20_Emphasis"><text:span text:style-name="T58"><text:tab/></text:span></text:span></text:p>
      <text:p text:style-name="P64"><text:span text:style-name="Strong_20_Emphasis"><text:span text:style-name="T94"/></text:span></text:p>
      <text:p text:style-name="P65"><text:span text:style-name="Strong_20_Emphasis"><text:span text:style-name="T84"/></text:span></text:p>
      <text:list xml:id="list203016637806854" text:continue-numbering="true" text:style-name="L1">
        <text:list-item>
          <text:p text:style-name="P112"><text:span text:style-name="Strong_20_Emphasis"><text:span text:style-name="T2">Gebruiker inrichten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/>
        <table:table-row table:style-name="TableLine94102380914272">
          <table:table-cell table:style-name="Tabel2.A1" office:value-type="string">
            <text:p text:style-name="P84"><text:span text:style-name="Strong_20_Emphasis"><text:span text:style-name="T68"><text:s/></text:span></text:span><text:span text:style-name="Strong_20_Emphasis"><text:span text:style-name="T125"><draw:control text:anchor-type="as-char" draw:z-index="21" draw:name="Vorm36_0" draw:style-name="gr1" draw:text-style-name="P116" svg:width="0.35cm" svg:height="0.35cm" draw:control="control22"/></text:span></text:span></text:p>
          </table:table-cell>
          <table:table-cell table:style-name="Tabel2.A1" office:value-type="string">
            <text:p text:style-name="P52"><text:span text:style-name="Strong_20_Emphasis"><text:span text:style-name="T58">Aanmelden als </text:span></text:span><text:span text:style-name="Definition"><text:span text:style-name="T15">gebruiker</text:span></text:span><text:span text:style-name="Strong_20_Emphasis"><text:span text:style-name="T69"><text:note text:id="ftn9" text:note-class="footnote"><text:note-citation>1</text:note-citation><text:note-body><text:p text:style-name="P95"><text:span text:style-name="User_20_Entry"><text:span text:style-name="T223">E</text:span></text:span><text:span text:style-name="User_20_Entry"><text:span text:style-name="T253">v</text:span></text:span><text:span text:style-name="User_20_Entry"><text:span text:style-name="T254">en</text:span></text:span><text:span text:style-name="User_20_Entry"><text:span text:style-name="T256">t</text:span></text:span><text:span text:style-name="User_20_Entry"><text:span text:style-name="T257">uele </text:span></text:span><text:span text:style-name="User_20_Entry"><text:span text:style-name="T258">extra </text:span></text:span><text:span text:style-name="User_20_Entry"><text:span text:style-name="T261">gebruiker</text:span></text:span><text:span text:style-name="User_20_Entry"><text:span text:style-name="T258">s aanmelden </text:span></text:span><text:span text:style-name="User_20_Entry"><text:span text:style-name="T259">en dezelfde stappen uitvoeren</text:span></text:span><text:span text:style-name="User_20_Entry"><text:span text:style-name="T255">.</text:span></text:span></text:p></text:note-body></text:note></text:span></text:span><text:span text:style-name="Strong_20_Emphasis"><text:span text:style-name="T58">.</text:span></text:span></text:p>
          </table:table-cell>
        </table:table-row>
        <table:table-row table:style-name="TableLine94102381100640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102381075408">
          <table:table-cell table:style-name="Tabel2.A1" office:value-type="string">
            <text:p text:style-name="P89"><text:span text:style-name="Strong_20_Emphasis"><text:span text:style-name="T68"><text:s/></text:span></text:span><text:span text:style-name="Strong_20_Emphasis"><text:span text:style-name="T125"><draw:control text:anchor-type="as-char" draw:z-index="22" draw:name="Vorm36_2" draw:style-name="gr1" draw:text-style-name="P116" svg:width="0.35cm" svg:height="0.35cm" draw:control="control23"/></text:span></text:span></text:p>
          </table:table-cell>
          <table:table-cell table:style-name="Tabel2.A1" office:value-type="string">
            <text:p text:style-name="P51"><text:span text:style-name="Strong_20_Emphasis"><text:span text:style-name="T112">R</text:span></text:span><text:span text:style-name="Strong_20_Emphasis"><text:span text:style-name="T113">icht </text:span></text:span><text:span text:style-name="Strong_20_Emphasis"><text:span text:style-name="T114">de </text:span></text:span><text:span text:style-name="Definition"><text:span text:style-name="T28">gebruiker</text:span></text:span><text:span text:style-name="Strong_20_Emphasis"><text:span text:style-name="T113"> </text:span></text:span><text:span text:style-name="Strong_20_Emphasis"><text:span text:style-name="T115">in </text:span></text:span><text:span text:style-name="Strong_20_Emphasis"><text:span text:style-name="T70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9"><text:note text:id="ftn10" text:note-class="footnote"><text:note-citation>2</text:note-citation><text:note-body><text:p text:style-name="P26"><text:span text:style-name="T292">D</text:span>e <text:span text:style-name="T415">Super</text:span>-toets <text:span text:style-name="T292">is </text:span>de Windows<text:span text:style-name="T413">-</text:span><text:span text:style-name="T414">toets</text:span>, <text:span text:style-name="T413">C</text:span>ommand-<text:span text:style-name="T414">toets</text:span>, of <text:span text:style-name="T413">V</text:span>ergrootglas-toets.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7">men</text:span></text:span><text:span text:style-name="Strong_20_Emphasis"><text:span text:style-name="T160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5">Installatiem</text:span></text:span><text:span text:style-name="Strong_20_Emphasis"><text:span text:style-name="T186">enu</text:span></text:span><text:span text:style-name="Strong_20_Emphasis"><text:span text:style-name="T73">.</text:span></text:span></text:p>
          </table:table-cell>
        </table:table-row>
        <table:table-row table:style-name="TableLine94102381070384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3">4 </text:span></text:span><text:span text:style-name="Strong_20_Emphasis"><text:span text:style-name="T168">Gebruiker inricht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6">v</text:span></text:span><text:span text:style-name="Strong_20_Emphasis"><text:span text:style-name="T84">olg de aanwijzingen op het scherm</text:span></text:span><text:span text:style-name="Strong_20_Emphasis"><text:span text:style-name="T155">.</text:span></text:span></text:p>
          </table:table-cell>
        </table:table-row>
        <table:table-row table:style-name="TableLine94102381067824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/>
          </table:table-cell>
        </table:table-row>
        <table:table-row table:style-name="TableLine94102381083584">
          <table:table-cell table:style-name="Tabel2.A1" office:value-type="string">
            <text:p text:style-name="P22"><text:span text:style-name="Strong_20_Emphasis"><text:span text:style-name="T123"><text:s/></text:span></text:span><text:span text:style-name="Strong_20_Emphasis"><text:span text:style-name="T127"><draw:control text:anchor-type="as-char" draw:z-index="28" draw:name="Vorm36_ 2" draw:style-name="gr1" draw:text-style-name="P116" svg:width="0.35cm" svg:height="0.35cm" draw:control="control29"/></text:span></text:span></text:p>
          </table:table-cell>
          <table:table-cell table:style-name="Tabel2.A1" office:value-type="string">
            <text:p text:style-name="P106">Wijzig <text:span text:style-name="T424">indien gewenst </text:span><text:span text:style-name="T420">de g</text:span>ebruikersfoto <text:span text:style-name="T419">v</text:span><text:span text:style-name="T8">ia </text:span><text:span text:style-name="T9">een druk op </text:span><text:span text:style-name="T8">d</text:span><text:span text:style-name="T329">e </text:span><text:span text:style-name="T330">Super</text:span><text:span text:style-name="T329">-toets</text:span><text:span text:style-name="T370"><text:note-ref text:note-class="footnote" text:reference-format="text" text:ref-name="ftn10">2</text:note-ref></text:span><text:span text:style-name="T329">, </text:span><text:span text:style-name="T331">zoek </text:span><text:span text:style-name="T335">gebr</text:span><text:span text:style-name="T331"> en klik achter </text:span><text:span text:style-name="T334">Instellingen</text:span><text:span text:style-name="T331"> op </text:span><text:span text:style-name="T335">Gebruikers</text:span><text:span text:style-name="T329">.</text:span></text:p>
            <text:p text:style-name="P105"><text:span text:style-name="T332">Klik op </text:span><text:span text:style-name="Strong_20_Emphasis"><text:span text:style-name="T296">Ontgrendelen</text:span></text:span><text:span text:style-name="T332">.</text:span></text:p>
            <text:p text:style-name="P105"><text:span text:style-name="T332">Klik op afbeelding voor </text:span><text:span text:style-name="Definition"><text:span text:style-name="T29">gebruiker</text:span></text:span><text:span text:style-name="T332">.</text:span></text:p>
            <text:p text:style-name="P107"><text:span text:style-name="T332">Klik op </text:span><text:span text:style-name="Strong_20_Emphasis"><text:span text:style-name="T296">Selecteer een bestand</text:span></text:span><text:span text:style-name="T332">.</text:span><text:span text:style-name="T329"><text:line-break/></text:span><text:span text:style-name="T324">Selecteer </text:span><text:span text:style-name="T326">indien aanwezig</text:span><text:span text:style-name="T323"> </text:span><text:span text:style-name="T333">Gebruikersfoto</text:span><text:span text:style-name="T323"> </text:span><text:span text:style-name="T325">in</text:span><text:span text:style-name="T323"> </text:span><text:span text:style-name="T336">Persoonlijke map</text:span><text:span text:style-name="T323"> / </text:span><text:span text:style-name="T336">kz-</text:span><text:span text:style-name="T337">data</text:span><text:span text:style-name="T323">.</text:span></text:p>
          </table:table-cell>
        </table:table-row>
        <table:table-row table:style-name="TableLine94102381073792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59"/>
          </table:table-cell>
        </table:table-row>
        <table:table-row table:style-name="TableLine94102381082864">
          <table:table-cell table:style-name="Tabel2.A1" office:value-type="string">
            <text:p text:style-name="P20"><text:span text:style-name="Strong_20_Emphasis"><text:span text:style-name="T123"><text:s/></text:span></text:span><text:span text:style-name="Strong_20_Emphasis"><text:span text:style-name="T127"><draw:control text:anchor-type="as-char" draw:z-index="23" draw:name="Vorm36_1" draw:style-name="gr1" draw:text-style-name="P116" svg:width="0.35cm" svg:height="0.35cm" draw:control="control24"/></text:span></text:span></text:p>
          </table:table-cell>
          <table:table-cell table:style-name="Tabel2.A1" office:value-type="string">
            <text:p text:style-name="P59">Afmelden.</text:p>
          </table:table-cell>
        </table:table-row>
      </table:table>
      <text:p text:style-name="P46"><text:span text:style-name="Strong_20_Emphasis"><text:span text:style-name="T117"/></text:span></text:p>
      <text:p text:style-name="P19"/>
      <text:p text:style-name="P93"><text:span text:style-name="T209">E</text:span><text:span text:style-name="T210">inde c</text:span><text:span text:style-name="T211">hecklist, </text:span><text:span text:style-name="T212">d</text:span><text:span text:style-name="T211">e</text:span><text:span text:style-name="T315"> installatie van </text:span><text:span text:style-name="T315"><text:reference-ref text:reference-format="text" text:ref-name="Distributie">Debian</text:reference-ref></text:span><text:span text:style-name="T315"><text:s/></text:span><text:span text:style-name="Strong_20_Emphasis"><text:span text:style-name="T316">GNU/Linux</text:span></text:span><text:span text:style-name="Strong_20_Emphasis"><text:span text:style-name="T315"> </text:span></text:span><text:span text:style-name="T317"><text:reference-ref text:reference-format="text" text:ref-name="Versie">11</text:reference-ref></text:span><text:span text:style-name="Strong_20_Emphasis"><text:span text:style-name="T319"><text:s/></text:span></text:span><text:span text:style-name="Strong_20_Emphasis"><text:span text:style-name="T320">LTS</text:span></text:span><text:span text:style-name="T318"> </text:span><text:span text:style-name="T315"><text:reference-ref text:reference-format="text" text:ref-name="Editie">desktop</text:reference-ref></text:span><text:span text:style-name="T315"><text:s/>is voltooid.</text:span></text:p>
      <text:p text:style-name="P45"/>
      <text:p text:style-name="P36"><text:span text:style-name="T136">Geschreven</text:span><text:span text:style-name="T65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5">&gt;</text:span><text:span text:style-name="T6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7-08T20:30:15.396232414">08-07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7-08T20:30:15.223909981</dc:date>
    <meta:keyword>Installatie</meta:keyword>
    <meta:keyword>Checklist</meta:keyword>
    <meta:keyword>Linux</meta:keyword>
    <meta:editing-cycles>6569</meta:editing-cycles>
    <meta:editing-duration>P11DT14H41M7S</meta:editing-duration>
    <meta:print-date>2021-03-23T20:07:57.967210640</meta:print-date>
    <dc:creator>Karel Zimmer</dc:creator>
    <meta:document-statistic meta:table-count="4" meta:image-count="0" meta:object-count="0" meta:page-count="4" meta:paragraph-count="107" meta:word-count="892" meta:character-count="6040" meta:non-whitespace-character-count="5184"/>
    <meta:user-defined meta:name="Info 1"/>
    <meta:user-defined meta:name="Info 2"/>
    <meta:user-defined meta:name="Info 3"/>
    <meta:user-defined meta:name="Info 4"/>
  </office:meta>
</office:document-meta>
</file>